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6A3100000BD1000017A4B6095D08808B5404.svg" manifest:media-type="image/svg+xml"/>
  <manifest:file-entry manifest:full-path="Pictures/10000201000000FE0000006BAD21D4F0D4D36BCD.png" manifest:media-type="image/png"/>
  <manifest:file-entry manifest:full-path="Pictures/100002010000009A000001337E57271B40CBAF1C.png" manifest:media-type="image/png"/>
  <manifest:file-entry manifest:full-path="Pictures/10003DE60000138E0000083C19DBE2CC145B73AA.wmf" manifest:media-type="image/x-wmf"/>
  <manifest:file-entry manifest:full-path="Pictures/10000201000003CF0000028B57911C0E313F003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stroke="solid" svg:stroke-width="0.212cm" svg:stroke-color="#6699ff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000000" loext:opacity="100%" style:font-name="Arial" fo:font-size="22pt" style:font-size-asian="22pt" style:font-size-complex="22pt"/>
    </style:style>
    <style:style style:name="T1" style:family="text">
      <style:text-properties fo:color="#000000" loext:opacity="100%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97cm" svg:height="12.817cm" svg:x="5.413cm" svg:y="4.142cm">
          <draw:image xlink:href="Pictures/10000201000003CF0000028B57911C0E313F0031.png" xlink:type="simple" xlink:show="embed" xlink:actuate="onLoad" draw:mime-type="image/png">
            <text:p/>
          </draw:image>
        </draw:frame>
        <draw:path draw:style-name="gr2" draw:text-style-name="P2" draw:layer="layout" svg:width="15.889cm" svg:height="1.498cm" draw:transform="rotate (-0.97581358479003) translate (9.67375514480772cm 3.7365845990932cm)" svg:viewBox="0 0 15890 1499" svg:d="M0 1499c4247-274 11618-1101 15890-1499">
          <text:p/>
        </draw:path>
        <draw:frame draw:style-name="gr3" draw:text-style-name="P4" draw:layer="layout" svg:width="4.539cm" svg:height="1.119cm" svg:x="16.77cm" svg:y="14.589cm">
          <draw:text-box>
            <text:p text:style-name="P3"><text:span text:style-name="T1">Rittergasse</text:span></text:p>
          </draw:text-box>
        </draw:frame>
        <draw:frame draw:style-name="gr4" draw:text-style-name="P6" draw:layer="layout" svg:width="4.037cm" svg:height="1.987cm" svg:x="11.127cm" svg:y="13.825cm">
          <draw:text-box>
            <text:p text:style-name="P5"><text:span text:style-name="T1">Bäumlein-gasse</text:span></text:p>
          </draw:text-box>
        </draw:frame>
        <draw:frame draw:style-name="gr5" draw:text-style-name="P2" draw:layer="layout" svg:width="1.139cm" svg:height="0.48cm" draw:transform="rotate (-0.877726080827949) translate (15.187cm 13.95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5" draw:text-style-name="P2" draw:layer="layout" svg:width="1.139cm" svg:height="0.481cm" draw:transform="rotate (2.26421563861224) translate (15.495cm 12.34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5" draw:text-style-name="P2" draw:layer="layout" svg:width="1.139cm" svg:height="0.481cm" draw:transform="rotate (2.26421563861224) translate (16.117cm 13.16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5" draw:text-style-name="P2" draw:layer="layout" svg:width="1.139cm" svg:height="0.481cm" draw:transform="rotate (2.26421563861224) translate (10.224cm 5.68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6" draw:text-style-name="P2" draw:layer="layout" svg:x1="15.685cm" svg:y1="14.725cm" svg:x2="16.223cm" svg:y2="15.112cm">
          <text:p/>
        </draw:line>
        <draw:path draw:style-name="gr7" draw:text-style-name="P2" draw:layer="layout" svg:width="3.246cm" svg:height="0.419cm" draw:transform="rotate (0.243997029428807) translate (14.5696306523146cm 16.3641426293105cm)" svg:viewBox="0 0 3247 420" svg:d="M0 341c3075-414 2929-521 3247 79">
          <text:p/>
        </draw:path>
        <draw:frame draw:style-name="gr8" draw:text-style-name="P2" draw:layer="layout" svg:width="0.736cm" svg:height="1.472cm" svg:x="16.087cm" svg:y="14.378cm">
          <draw:image xlink:href="Pictures/10006A3100000BD1000017A4B6095D08808B5404.svg" xlink:type="simple" xlink:show="embed" xlink:actuate="onLoad" draw:mime-type="image/svg+xml">
            <text:p/>
          </draw:image>
          <draw:image xlink:href="Pictures/100002010000009A000001337E57271B40CBAF1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13" svg:d="M0 13l10-13 10 13z"/>
    <draw:marker draw:name="Linienspitzen_20_2" draw:display-name="Linienspitzen 2" svg:viewBox="0 7 20 13" svg:d="M0 20l10-13 10 13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15T07:37:22.496564937</meta:creation-date>
    <dc:date>2021-09-28T17:43:49.429156408</dc:date>
    <meta:editing-duration>PT37M58S</meta:editing-duration>
    <meta:editing-cycles>6</meta:editing-cycles>
    <meta:generator>LibreOffice/7.1.6.2$MacOSX_X86_64 LibreOffice_project/0e133318fcee89abacd6a7d077e292f1145735c3</meta:generator>
    <meta:document-statistic meta:object-count="11"/>
  </office:meta>
</office:document-meta>
</file>